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3d5c" officeooo:paragraph-rsid="00193d5c"/>
    </style:style>
    <style:style style:name="P2" style:family="paragraph" style:parent-style-name="Standard" style:list-style-name="L1">
      <style:text-properties officeooo:rsid="00193d5c" officeooo:paragraph-rsid="00193d5c"/>
    </style:style>
    <style:style style:name="P3" style:family="paragraph" style:parent-style-name="Standard" style:list-style-name="L2">
      <style:text-properties officeooo:rsid="00193d5c" officeooo:paragraph-rsid="00193d5c"/>
    </style:style>
    <style:style style:name="P4" style:family="paragraph" style:parent-style-name="Standard">
      <style:text-properties officeooo:paragraph-rsid="00193d5c"/>
    </style:style>
    <style:style style:name="P5" style:family="paragraph" style:parent-style-name="Standard" style:list-style-name="L3">
      <style:text-properties officeooo:rsid="001a08ff" officeooo:paragraph-rsid="001a08ff"/>
    </style:style>
    <style:style style:name="T1" style:family="text">
      <style:text-properties officeooo:rsid="00193d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ansko-Irácká válka (1980 - 1988)</text:p>
      <text:list xml:id="list2603794133903093530" text:style-name="L1">
        <text:list-item>
          <text:p text:style-name="P2">Sadám Husajn</text:p>
          <text:list>
            <text:list-item>
              <text:p text:style-name="P2">Vůdce sunnitských arabů</text:p>
            </text:list-item>
            <text:list-item>
              <text:p text:style-name="P2">Írán</text:p>
            </text:list-item>
            <text:list-item>
              <text:p text:style-name="P2">Využil změny režimu (proti-americké)</text:p>
            </text:list-item>
          </text:list>
        </text:list-item>
        <text:list-item>
          <text:p text:style-name="P2">Západ podporoval Irák</text:p>
          <text:list>
            <text:list-item>
              <text:p text:style-name="P2">Protože Husajn byl proti Americe</text:p>
            </text:list-item>
          </text:list>
        </text:list-item>
      </text:list>
      <text:p text:style-name="P1"/>
      <text:p text:style-name="P1">Husajn dobyl na ropu bohatý Kuvajt (1990)</text:p>
      <text:list xml:id="list175349700896994" text:continue-numbering="true" text:style-name="L1">
        <text:list-item>
          <text:list>
            <text:list-item>
              <text:p text:style-name="P2">Když byl vytlačen z tohoto území, jeho vojáci zapálili ropná pole, aby je neměl nikdo</text:p>
            </text:list-item>
          </text:list>
        </text:list-item>
      </text:list>
      <text:p text:style-name="P1"/>
      <text:p text:style-name="P1">Válka v Iráku (2003)</text:p>
      <text:list xml:id="list2433707626470464586" text:style-name="L2">
        <text:list-item>
          <text:p text:style-name="P3">J. Bush vyhlásil operaci proti S. Husajnovi pod záminkou nebezpečnosti režimu</text:p>
        </text:list-item>
        <text:list-item>
          <text:p text:style-name="P3">Terorizmus</text:p>
        </text:list-item>
        <text:list-item>
          <text:p text:style-name="P3">Nestabilita země</text:p>
        </text:list-item>
      </text:list>
      <text:p text:style-name="P1"/>
      <text:p text:style-name="P4"><text:span text:style-name="T1">Válka v Sýrii a Iráku</text:span></text:p>
      <text:list xml:id="list3594288641381262153" text:style-name="L3">
        <text:list-item>
          <text:p text:style-name="P5">Islámský stát a Al-quei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4:05:31.518469568</meta:creation-date>
    <dc:date>2018-05-04T17:53:49.348884220</dc:date>
    <meta:editing-duration>P2DT8H27M14S</meta:editing-duration>
    <meta:editing-cycles>1</meta:editing-cycles>
    <meta:document-statistic meta:table-count="0" meta:image-count="0" meta:object-count="0" meta:page-count="1" meta:paragraph-count="15" meta:word-count="83" meta:character-count="468" meta:non-whitespace-character-count="411"/>
    <meta:generator>LibreOffice/5.1.6.2$Linux_x86 LibreOffice_project/10m0$Build-2</meta:generator>
  </office:meta>
</office:document-meta>
</file>